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43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66ff99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主页welcome，接入教科书index</text:p>
          </table:table-cell>
          <table:table-cell/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am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office:value-type="string" calcext:value-type="string">
            <text:p>教科书</text:p>
          </table:table-cell>
          <table:table-cell table:style-name="ce3" office:value-type="string" calcext:value-type="string">
            <text:p>显示多个课文text，并按顺序号排列，点击链接进入课程的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rial_number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拥有多个课程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《课文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umber:decimal</text:p>
          </table:table-cell>
          <table:table-cell office:value-type="string" calcext:value-type="string">
            <text:p>编号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book_id: reference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me：string</text:p>
          </table:table-cell>
          <table:table-cell office:value-type="string" calcext:value-type="string">
            <text:p>课程名称</text:p>
          </table:table-cell>
          <table:table-cell table:number-columns-repeated="2"/>
          <table:table-cell office:value-type="string" calcext:value-type="string">
            <text:p>教科书内的课</text:p>
          </table:table-cell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context: text</text:p>
          </table:table-cell>
          <table:table-cell office:value-type="string" calcext:value-type="string">
            <text:p>课程正文</text:p>
          </table:table-cell>
          <table:table-cell table:number-columns-repeated="3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_id: references</text:p>
          </table:table-cell>
          <table:table-cell office:value-type="string" calcext:value-type="string">
            <text:p>拥有多个课文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office:value-type="string" calcext:value-type="string">
            <text:p>显示该教学下的所有教案列表，单击进入教案的第一个辅导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3"/>
          <table:table-cell office:value-type="string" calcext:value-type="string">
            <text:p>接入教案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n_id : references</text:p>
          </table:table-cell>
          <table:table-cell office:value-type="string" calcext:value-type="string">
            <text:p>多个教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number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顺序号，辅导标题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ach_id: reference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练习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n_id : references</text:p>
          </table:table-cell>
          <table:table-cell office:value-type="string" calcext:value-type="string">
            <text:p>拥有多个教案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ivate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utor_id：reference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valuate(判断对错，并加分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4"/>
          <table:table-cell office:value-type="string" calcext:value-type="string">
            <text:p>create动作的save方法之后触发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: reference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ustice</text:p>
          </table:table-cell>
          <table:table-cell office:value-type="string" calcext:value-type="string">
            <text:p>《评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ight_or_wrong: boolean</text:p>
          </table:table-cell>
          <table:table-cell office:value-type="string" calcext:value-type="string">
            <text:p>结果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id: references</text:p>
          </table:table-cell>
          <table:table-cell office:value-type="string" calcext:value-type="string">
            <text:p>属于一次评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还应该有测试者？怎么解决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标题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discussion</text:p>
          </table:table-cell>
          <table:table-cell office:value-type="string" calcext:value-type="string">
            <text:p>《讨论》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_id：referenc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context: 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te</text:p>
          </table:table-cell>
          <table:table-cell office:value-type="string" calcext:value-type="string">
            <text:p>《举报、反馈》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user_id：referenc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context: tex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ke</text:p>
          </table:table-cell>
          <table:table-cell office:value-type="string" calcext:value-type="string">
            <text:p>《赞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模型名称</text:p>
          </table:table-cell>
          <table:table-cell office:value-type="string" calcext:value-type="string">
            <text:p>属于一个模型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模型编号</text:p>
          </table:table-cell>
          <table:table-cell office:value-type="string" calcext:value-type="string">
            <text:p>属于一个编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decimal</text:p>
          </table:table-cell>
          <table:table-cell office:value-type="string" calcext:value-type="string">
            <text:p>次数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00／00／00</text:date>, <text:time style:data-style-name="N2" text:time-value="21:23:27.921671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03-31T22:54:01.093826272</dc:date>
    <dc:creator>keelson </dc:creator>
    <meta:editing-duration>PT6H24M7S</meta:editing-duration>
    <meta:editing-cycles>27</meta:editing-cycles>
    <meta:generator>LibreOffice/4.2.7.2$Linux_X86_64 LibreOffice_project/420m0$Build-2</meta:generator>
    <meta:document-statistic meta:table-count="1" meta:cell-count="220" meta:object-count="0"/>
  </office:meta>
</office:document-meta>
</file>